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cabab" officeooo:paragraph-rsid="000cabab"/>
    </style:style>
    <style:style style:name="P2" style:family="paragraph" style:parent-style-name="Text_20_body">
      <style:text-properties fo:font-size="12pt" officeooo:rsid="000cabab" officeooo:paragraph-rsid="000cabab" style:font-size-asian="12pt" style:font-size-complex="12pt"/>
    </style:style>
    <style:style style:name="P3" style:family="paragraph" style:parent-style-name="Text_20_body" style:list-style-name="L1">
      <style:text-properties fo:font-size="12pt" officeooo:rsid="000d9656" officeooo:paragraph-rsid="000d9656" style:font-size-asian="12pt" style:font-size-complex="12pt"/>
    </style:style>
    <style:style style:name="P4" style:family="paragraph" style:parent-style-name="Text_20_body" style:list-style-name="L1">
      <style:text-properties fo:font-size="12pt" officeooo:rsid="000e275c" officeooo:paragraph-rsid="000e275c" style:font-size-asian="12pt" style:font-size-complex="12pt"/>
    </style:style>
    <style:style style:name="P5" style:family="paragraph" style:parent-style-name="Text_20_body" style:list-style-name="L1">
      <style:text-properties fo:font-size="12pt" officeooo:rsid="00101b83" officeooo:paragraph-rsid="00101b83" style:font-size-asian="12pt" style:font-size-complex="12pt"/>
    </style:style>
    <style:style style:name="P6" style:family="paragraph" style:parent-style-name="Text_20_body" style:list-style-name="L1">
      <style:text-properties fo:font-size="12pt" officeooo:rsid="0013bc3d" officeooo:paragraph-rsid="0013bc3d" style:font-size-asian="12pt" style:font-size-complex="12pt"/>
    </style:style>
    <style:style style:name="T1" style:family="text">
      <style:text-properties officeooo:rsid="000d9656"/>
    </style:style>
    <style:style style:name="T2" style:family="text">
      <style:text-properties officeooo:rsid="000e275c"/>
    </style:style>
    <style:style style:name="T3" style:family="text">
      <style:text-properties officeooo:rsid="0013bc3d"/>
    </style:style>
    <style:style style:name="T4" style:family="text">
      <style:text-properties officeooo:rsid="00101b83"/>
    </style:style>
    <style:style style:name="T5" style:family="text">
      <style:text-properties officeooo:rsid="00124d5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urvey <text:span text:style-name="T1">Objectives</text:span></text:h>
      <text:p text:style-name="P2">Goals <text:span text:style-name="T1">(Divided into categories)</text:span>:<text:span text:style-name="T2"> </text:span></text:p>
      <text:list text:style-name="L1">
        <text:list-item>
          <text:p text:style-name="P3">Lifestyle <text:span text:style-name="T3">(Focus on cooking and eating aspects)</text:span>:</text:p>
          <text:list>
            <text:list-item>
              <text:p text:style-name="P4">Identify users <text:span text:style-name="T4">eating behaviors (</text:span><text:span text:style-name="T3">prefer cooking or ordering food, keep track of nutrition, prefer eating known foods or trying out new kinds</text:span><text:span text:style-name="T4">)</text:span></text:p>
            </text:list-item>
            <text:list-item>
              <text:p text:style-name="P5">Identify user cooking behaviors (how often do they cook, <text:span text:style-name="T3">skill level, any interest in increasing their skill level, why do they cook</text:span>)</text:p>
            </text:list-item>
          </text:list>
        </text:list-item>
        <text:list-item>
          <text:p text:style-name="P5">Social Media Use (because our app will include social media-ish aspects)</text:p>
          <text:list>
            <text:list-item>
              <text:p text:style-name="P5">Identify if which <text:span text:style-name="T3">social media does the user use (if any) </text:span><text:s/><text:span text:style-name="T5">and how often do they use it</text:span></text:p>
            </text:list-item>
            <text:list-item>
              <text:p text:style-name="P6">Identify users social media behaviour (do they often post themselves or prefer just viewing other people’s content)</text:p>
            </text:list-item>
            <text:list-item>
              <text:p text:style-name="P5">Identify how influential social media is to the user’s cooking life (do they follow recipe-sharing accounts, do they share food photos or recipes themselves, etc)</text:p>
            </text:list-item>
          </text:list>
        </text:list-item>
        <text:list-item>
          <text:p text:style-name="P3">Use of Existing Competitors</text:p>
          <text:list>
            <text:list-item>
              <text:p text:style-name="P3">Identify if users currently use a competing recipe app (if yes which ones)</text:p>
            </text:list-item>
            <text:list-item>
              <text:p text:style-name="P4">If yes, identify what does the user uses the app for (making own recipe, finding recipes online, basically find out user’s goal of using a recipe app)</text:p>
            </text:list-item>
            <text:list-item>
              <text:p text:style-name="P4">If yes, identify what features does the user like and dislike from the competing app </text:p>
            </text:list-item>
            <text:list-item>
              <text:p text:style-name="P4">If no, ask if the user uses another way to keep track of recipes (note app, handwritten, or none at all)</text:p>
            </text:list-item>
          </text:list>
        </text:list-item>
        <text:list-item>
          <text:p text:style-name="P6">AI Opinions</text:p>
          <text:list>
            <text:list-item>
              <text:p text:style-name="P6">Identify user opinion on AI (does the app having some AI features a deterrent for the potential user?)</text:p>
            </text:list-item>
          </text:list>
        </text:list-item>
        <text:list-item>
          <text:p text:style-name="P4">Demographic</text:p>
          <text:list>
            <text:list-item>
              <text:p text:style-name="P4">Identify which demographic is more likely to want to use a recipe ap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ab886" style:language-asian="ja" style:country-asian="JP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5pt solid #00000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4T01:57:29.145712500</meta:creation-date>
    <dc:date>2026-02-14T03:45:47.118748500</dc:date>
    <meta:editing-duration>PT25M42S</meta:editing-duration>
    <meta:editing-cycles>5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8" meta:word-count="258" meta:character-count="1457" meta:non-whitespace-character-count="1230"/>
  </office:meta>
</office:document-meta>
</file>